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language="ru" fo:country="RU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fo:language="ru" fo:country="RU" style:font-size-asian="16pt" style:font-size-complex="16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6pt" fo:language="ru" fo:country="RU" style:font-size-asian="16pt" style:font-size-complex="16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6pt" fo:language="ru" fo:country="RU" style:font-size-asian="16pt" style:font-size-complex="16pt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6pt" fo:language="ru" fo:country="RU" style:font-size-asian="16pt" style:font-size-complex="16pt"/>
    </style:style>
    <style:style style:name="T1" style:family="text">
      <style:text-properties fo:font-size="16pt" fo:language="ru" fo:country="RU" style:font-size-asian="16pt" style:font-size-complex="16pt"/>
    </style:style>
    <style:style style:name="T2" style:family="text">
      <style:text-properties fo:font-variant="normal" fo:text-transform="none" fo:color="#000000" style:font-name="Times New Roman" fo:font-size="16pt" fo:letter-spacing="normal" fo:language="ru" fo:country="RU" fo:font-style="normal" fo:font-weight="normal" style:font-size-asian="16pt" style:font-style-asian="normal" style:font-size-complex="16pt" style:font-style-complex="normal"/>
    </style:style>
    <style:style style:name="T3" style:family="text">
      <style:text-properties fo:font-variant="normal" fo:text-transform="none" fo:color="#000000" style:font-name="Times New Roman" fo:font-size="16pt" fo:letter-spacing="normal" fo:language="ru" fo:country="RU" fo:font-style="normal" fo:font-weight="normal" style:font-size-asian="16pt" style:font-size-complex="16pt"/>
    </style:style>
    <style:style style:name="T4" style:family="text">
      <style:text-properties fo:font-variant="normal" fo:text-transform="none" style:use-window-font-color="true" style:font-name="Times New Roman" fo:font-size="16pt" fo:letter-spacing="normal" fo:language="ru" fo:country="RU" fo:font-style="normal" fo:font-weight="bold" style:font-size-asian="16pt" style:font-style-asian="normal" style:font-size-complex="16pt" style:font-style-complex="normal"/>
    </style:style>
    <style:style style:name="T5" style:family="text">
      <style:text-properties fo:font-variant="normal" fo:text-transform="none" style:use-window-font-color="true" style:font-name="Times New Roman" fo:font-size="16pt" fo:letter-spacing="normal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Техническое задание</text:p>
      <text:p text:style-name="P1"><text:span text:style-name="T1">Игра «</text:span><text:span text:style-name="Emphasis"><text:span text:style-name="T5">Cookie</text:span></text:span><text:span text:style-name="Emphasis"><text:span text:style-name="T4"> </text:span></text:span><text:span text:style-name="Emphasis"><text:span text:style-name="T2">Crus</text:span></text:span><text:span text:style-name="Emphasis"><text:span text:style-name="T3">h</text:span></text:span><text:span text:style-name="T1">»</text:span></text:p>
      <text:p text:style-name="P2"/>
      <text:list xml:id="list3296197588091472811" text:style-name="L1">
        <text:list-item>
          <text:p text:style-name="P4">Введение</text:p>
          <text:p text:style-name="P4">В игровом поле 9х9 в случайном порядке расположены игровые элементы, представляющие из себя «печенье». Игрок может менять местами соседние ячейки, с целью получения комбинации из трех и более одинаковых элементов по вертикали или горизонтали. За каждую комбинацию начисляются очки. Чем, больше элементов в комбинации, тем больше очков она приносит. Цель игры: за отведенное количество ходов набрать требуемую сумму очков. За один ход принять обмен соседних ячеек.</text:p>
          <text:p text:style-name="P4"/>
        </text:list-item>
        <text:list-item>
          <text:p text:style-name="P4">Существующие аналоги</text:p>
          <text:p text:style-name="P4"><text:s/>Серия игр jewel quest.</text:p>
          <text:p text:style-name="P4"/>
        </text:list-item>
        <text:list-item>
          <text:p text:style-name="P4">Этапы разработки</text:p>
          <text:p text:style-name="P4">Основные этапы:</text:p>
          <text:p text:style-name="P4"/>
        </text:list-item>
      </text:list>
      <text:list xml:id="list4760525839326112150" text:style-name="L2">
        <text:list-item>
          <text:list>
            <text:list-item>
              <text:p text:style-name="P5">Генерация игровых полей и их последующее заполнение</text:p>
            </text:list-item>
            <text:list-item>
              <text:p text:style-name="P5">Реализация игровой механики</text:p>
            </text:list-item>
            <text:list-item>
              <text:p text:style-name="P5">Анимация</text:p>
            </text:list-item>
          </text:list>
          <text:p text:style-name="P5"/>
        </text:list-item>
      </text:list>
      <text:list xml:id="list28585100" text:continue-list="list3296197588091472811" text:style-name="L1">
        <text:list-item>
          <text:p text:style-name="P4">Функциональные требования</text:p>
          <text:p text:style-name="P4">Требования к работе приложения:</text:p>
          <text:p text:style-name="P4"/>
        </text:list-item>
      </text:list>
      <text:list xml:id="list8110959136959282847" text:style-name="L3">
        <text:list-item>
          <text:p text:style-name="P6">Минимальное потребление временных ресурсов </text:p>
        </text:list-item>
        <text:list-item>
          <text:p text:style-name="P6">Минимальное потребление ресурсов памяти</text:p>
        </text:list-item>
        <text:list-item>
          <text:p text:style-name="P6">Приемлемая производительность</text:p>
        </text:list-item>
        <text:list-item>
          <text:p text:style-name="P6">Интуитивно-понятный интерфейс</text:p>
        </text:list-item>
        <text:list-item>
          <text:p text:style-name="P6">Соблюдение логики игровой механики</text:p>
        </text:list-item>
      </text:list>
      <text:p text:style-name="P3"/>
      <text:p text:style-name="P3"/>
      <text:p text:style-name="P3"/>
      <text:p text:style-name="P3">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6T22:06:14.65</meta:creation-date>
    <dc:date>2015-04-07T08:42:48.41</dc:date>
    <meta:editing-duration>PT5M39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19" meta:word-count="127" meta:character-count="920"/>
  </office:meta>
</office:document-meta>
</file>